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4.0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7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23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4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23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23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23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23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23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23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23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23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23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23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23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23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6]+[.K16]+[.L16]" office:value-type="currency" office:currency="USD" office:value="16.67" calcext:value-type="currency">
            <text:p>$16,67</text:p>
          </table:table-cell>
          <table:table-cell table:style-name="ce13" table:formula="of:=[.N15]+[.M16]" office:value-type="currency" office:currency="USD" office:value="577.2604" calcext:value-type="currency">
            <text:p>$577,26</text:p>
          </table:table-cell>
          <table:table-cell table:style-name="ce22" table:formula="of:=[.A16]*budgetjour-[.N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23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7]+[.K17]+[.L17]" office:value-type="currency" office:currency="USD" office:value="44.74" calcext:value-type="currency">
            <text:p>$44,74</text:p>
          </table:table-cell>
          <table:table-cell table:style-name="ce13" table:formula="of:=[.N16]+[.M17]" office:value-type="currency" office:currency="USD" office:value="622.0004" calcext:value-type="currency">
            <text:p>$622,00</text:p>
          </table:table-cell>
          <table:table-cell table:style-name="ce22" table:formula="of:=[.A17]*budgetjour-[.N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23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8]+[.K18]+[.L18]" office:value-type="currency" office:currency="USD" office:value="44.41" calcext:value-type="currency">
            <text:p>$44,41</text:p>
          </table:table-cell>
          <table:table-cell table:style-name="ce13" table:formula="of:=[.N17]+[.M18]" office:value-type="currency" office:currency="USD" office:value="666.4104" calcext:value-type="currency">
            <text:p>$666,41</text:p>
          </table:table-cell>
          <table:table-cell table:style-name="ce22" table:formula="of:=[.A18]*budgetjour-[.N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23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J19]+[.K19]+[.L19]" office:value-type="currency" office:currency="USD" office:value="6" calcext:value-type="currency">
            <text:p>$6,00</text:p>
          </table:table-cell>
          <table:table-cell table:style-name="ce13" table:formula="of:=[.N18]+[.M19]" office:value-type="currency" office:currency="USD" office:value="672.4104" calcext:value-type="currency">
            <text:p>$672,41</text:p>
          </table:table-cell>
          <table:table-cell table:style-name="ce22" table:formula="of:=[.A19]*budgetjour-[.N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23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0]+[.K20]+[.L20]" office:value-type="currency" office:currency="USD" office:value="92.91" calcext:value-type="currency">
            <text:p>$92,91</text:p>
          </table:table-cell>
          <table:table-cell table:style-name="ce13" table:formula="of:=[.N19]+[.M20]" office:value-type="currency" office:currency="USD" office:value="765.3204" calcext:value-type="currency">
            <text:p>$765,32</text:p>
          </table:table-cell>
          <table:table-cell table:style-name="ce22" table:formula="of:=[.A20]*budgetjour-[.N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23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1]+[.K21]+[.L21]" office:value-type="currency" office:currency="USD" office:value="56" calcext:value-type="currency">
            <text:p>$56,00</text:p>
          </table:table-cell>
          <table:table-cell table:style-name="ce13" table:formula="of:=[.N20]+[.M21]" office:value-type="currency" office:currency="USD" office:value="821.3204" calcext:value-type="currency">
            <text:p>$821,32</text:p>
          </table:table-cell>
          <table:table-cell table:style-name="ce22" table:formula="of:=[.A21]*budgetjour-[.N21]" office:value-type="currency" office:currency="USD" office:value="178.6796" calcext:value-type="currency">
            <text:p>$1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23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2]+[.K22]+[.L22]" office:value-type="currency" office:currency="USD" office:value="99.205" calcext:value-type="currency">
            <text:p>$99,21</text:p>
          </table:table-cell>
          <table:table-cell table:style-name="ce13" table:formula="of:=[.N21]+[.M22]" office:value-type="currency" office:currency="USD" office:value="920.5254" calcext:value-type="currency">
            <text:p>$920,53</text:p>
          </table:table-cell>
          <table:table-cell table:style-name="ce22" table:formula="of:=[.A22]*budgetjour-[.N22]" office:value-type="currency" office:currency="USD" office:value="129.4746" calcext:value-type="currency">
            <text:p>$129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23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3]+[.K23]+[.L23]" office:value-type="currency" office:currency="USD" office:value="84.205" calcext:value-type="currency">
            <text:p>$84,21</text:p>
          </table:table-cell>
          <table:table-cell table:style-name="ce13" table:formula="of:=[.N22]+[.M23]" office:value-type="currency" office:currency="USD" office:value="1004.7304" calcext:value-type="currency">
            <text:p>$1 004,73</text:p>
          </table:table-cell>
          <table:table-cell table:style-name="ce22" table:formula="of:=[.A23]*budgetjour-[.N23]" office:value-type="currency" office:currency="USD" office:value="95.2696" calcext:value-type="currency">
            <text:p>$9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23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4]+[.K25]+[.L24]" office:value-type="currency" office:currency="USD" office:value="108.115" calcext:value-type="currency">
            <text:p>$108,12</text:p>
          </table:table-cell>
          <table:table-cell table:style-name="ce13" table:formula="of:=[.N23]+[.M24]" office:value-type="currency" office:currency="USD" office:value="1112.8454" calcext:value-type="currency">
            <text:p>$1 112,85</text:p>
          </table:table-cell>
          <table:table-cell table:style-name="ce22" table:formula="of:=[.A24]*budgetjour-[.N24]" office:value-type="currency" office:currency="USD" office:value="37.1546000000001" calcext:value-type="currency">
            <text:p>$37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23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5]+[.K25]+[.L25]" office:value-type="currency" office:currency="USD" office:value="108.115" calcext:value-type="currency">
            <text:p>$108,12</text:p>
          </table:table-cell>
          <table:table-cell table:style-name="ce13" table:formula="of:=[.N24]+[.M25]" office:value-type="currency" office:currency="USD" office:value="1220.9604" calcext:value-type="currency">
            <text:p>$1 220,96</text:p>
          </table:table-cell>
          <table:table-cell table:style-name="ce22" table:formula="of:=[.A25]*budgetjour-[.N25]" office:value-type="currency" office:currency="USD" office:value="-20.9603999999999" calcext:value-type="currency">
            <text:p>-$20,9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23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6]+[.K26]+[.L26]" office:value-type="currency" office:currency="USD" office:value="10" calcext:value-type="currency">
            <text:p>$10,00</text:p>
          </table:table-cell>
          <table:table-cell table:style-name="ce13" table:formula="of:=[.N25]+[.M26]" office:value-type="currency" office:currency="USD" office:value="1230.9604" calcext:value-type="currency">
            <text:p>$1 230,96</text:p>
          </table:table-cell>
          <table:table-cell table:style-name="ce22" table:formula="of:=[.A26]*budgetjour-[.N26]" office:value-type="currency" office:currency="USD" office:value="19.0396000000001" calcext:value-type="currency">
            <text:p>$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23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7]+[.K27]+[.L27]" office:value-type="currency" office:currency="USD" office:value="57" calcext:value-type="currency">
            <text:p>$57,00</text:p>
          </table:table-cell>
          <table:table-cell table:style-name="ce13" table:formula="of:=[.N26]+[.M27]" office:value-type="currency" office:currency="USD" office:value="1287.9604" calcext:value-type="currency">
            <text:p>$1 287,96</text:p>
          </table:table-cell>
          <table:table-cell table:style-name="ce22" table:formula="of:=[.A27]*budgetjour-[.N27]" office:value-type="currency" office:currency="USD" office:value="12.0396000000001" calcext:value-type="currency">
            <text:p>$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23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8]+[.K28]+[.L28]" office:value-type="currency" office:currency="USD" office:value="86.48" calcext:value-type="currency">
            <text:p>$86,48</text:p>
          </table:table-cell>
          <table:table-cell table:style-name="ce13" table:formula="of:=[.N27]+[.M28]" office:value-type="currency" office:currency="USD" office:value="1374.4404" calcext:value-type="currency">
            <text:p>$1 374,44</text:p>
          </table:table-cell>
          <table:table-cell table:style-name="ce22" table:formula="of:=[.A28]*budgetjour-[.N28]" office:value-type="currency" office:currency="USD" office:value="-24.4404" calcext:value-type="currency">
            <text:p>-$24,4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23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9]+[.K29]+[.L29]" office:value-type="currency" office:currency="USD" office:value="36.43" calcext:value-type="currency">
            <text:p>$36,43</text:p>
          </table:table-cell>
          <table:table-cell table:style-name="ce13" table:formula="of:=[.N28]+[.M29]" office:value-type="currency" office:currency="USD" office:value="1410.8704" calcext:value-type="currency">
            <text:p>$1 410,87</text:p>
          </table:table-cell>
          <table:table-cell table:style-name="ce22" table:formula="of:=[.A29]*budgetjour-[.N29]" office:value-type="currency" office:currency="USD" office:value="-10.8704" calcext:value-type="currency">
            <text:p>-$10,8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23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0]+[.K30]+[.L30]" office:value-type="currency" office:currency="USD" office:value="73.22" calcext:value-type="currency">
            <text:p>$73,22</text:p>
          </table:table-cell>
          <table:table-cell table:style-name="ce13" table:formula="of:=[.N29]+[.M30]" office:value-type="currency" office:currency="USD" office:value="1484.0904" calcext:value-type="currency">
            <text:p>$1 484,09</text:p>
          </table:table-cell>
          <table:table-cell table:style-name="ce22" table:formula="of:=[.A30]*budgetjour-[.N30]" office:value-type="currency" office:currency="USD" office:value="-34.0904" calcext:value-type="currency">
            <text:p>-$34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23" table:formula="of:=[.D30]" office:value-type="string" office:string-value="Marksville" calcext:value-type="string">
            <text:p>Marksville</text:p>
          </table:table-cell>
          <table:table-cell table:number-columns-repeated="2"/>
          <table:table-cell table:formula="of:=[.F30]+[.E31]" office:value-type="float" office:value="1852" calcext:value-type="float">
            <text:p>1852</text:p>
          </table:table-cell>
          <table:table-cell table:style-name="Default"/>
          <table:table-cell table:formula="of:=[.H30]+[.G31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31]+[.K31]+[.L31]" office:value-type="currency" office:currency="USD" office:value="0" calcext:value-type="currency">
            <text:p>$0,00</text:p>
          </table:table-cell>
          <table:table-cell table:style-name="ce13" table:formula="of:=[.N30]+[.M31]" office:value-type="currency" office:currency="USD" office:value="1484.0904" calcext:value-type="currency">
            <text:p>$1 484,09</text:p>
          </table:table-cell>
          <table:table-cell table:style-name="ce22" table:formula="of:=[.A31]*budgetjour-[.N31]" office:value-type="currency" office:currency="USD" office:value="15.9096" calcext:value-type="currency">
            <text:p>$15,9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1]+[.E32]" office:value-type="float" office:value="1852" calcext:value-type="float">
            <text:p>1852</text:p>
          </table:table-cell>
          <table:table-cell table:style-name="Default"/>
          <table:table-cell table:formula="of:=[.H31]+[.G32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32]+[.K32]+[.L32]" office:value-type="currency" office:currency="USD" office:value="0" calcext:value-type="currency">
            <text:p>$0,00</text:p>
          </table:table-cell>
          <table:table-cell table:style-name="ce13" table:formula="of:=[.N31]+[.M32]" office:value-type="currency" office:currency="USD" office:value="1484.0904" calcext:value-type="currency">
            <text:p>$1 484,09</text:p>
          </table:table-cell>
          <table:table-cell table:style-name="ce22" table:formula="of:=[.A32]*budgetjour-[.N32]" office:value-type="currency" office:currency="USD" office:value="65.9096" calcext:value-type="currency">
            <text:p>$65,9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2]+[.E33]" office:value-type="float" office:value="1852" calcext:value-type="float">
            <text:p>1852</text:p>
          </table:table-cell>
          <table:table-cell table:style-name="Default"/>
          <table:table-cell table:formula="of:=[.H32]+[.G33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33]+[.K33]+[.L33]" office:value-type="currency" office:currency="USD" office:value="0" calcext:value-type="currency">
            <text:p>$0,00</text:p>
          </table:table-cell>
          <table:table-cell table:style-name="ce13" table:formula="of:=[.N32]+[.M33]" office:value-type="currency" office:currency="USD" office:value="1484.0904" calcext:value-type="currency">
            <text:p>$1 484,09</text:p>
          </table:table-cell>
          <table:table-cell table:style-name="ce22" table:formula="of:=[.A33]*budgetjour-[.N33]" office:value-type="currency" office:currency="USD" office:value="115.9096" calcext:value-type="currency">
            <text:p>$115,9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23" table:formula="of:=[.D33]" office:value-type="float" office:value="0" calcext:value-type="float">
            <text:p>0</text:p>
          </table:table-cell>
          <table:table-cell table:number-columns-repeated="2"/>
          <table:table-cell table:formula="of:=[.F33]+[.E34]" office:value-type="float" office:value="1852" calcext:value-type="float">
            <text:p>1852</text:p>
          </table:table-cell>
          <table:table-cell table:style-name="Default"/>
          <table:table-cell table:formula="of:=[.H33]+[.G34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34]+[.K34]+[.L34]" office:value-type="currency" office:currency="USD" office:value="0" calcext:value-type="currency">
            <text:p>$0,00</text:p>
          </table:table-cell>
          <table:table-cell table:style-name="ce13" table:formula="of:=[.N33]+[.M34]" office:value-type="currency" office:currency="USD" office:value="1484.0904" calcext:value-type="currency">
            <text:p>$1 484,09</text:p>
          </table:table-cell>
          <table:table-cell table:style-name="ce22" table:formula="of:=[.A34]*budgetjour-[.N34]" office:value-type="currency" office:currency="USD" office:value="165.9096" calcext:value-type="currency">
            <text:p>$165,9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23" table:formula="of:=[.D34]" office:value-type="float" office:value="0" calcext:value-type="float">
            <text:p>0</text:p>
          </table:table-cell>
          <table:table-cell table:number-columns-repeated="2"/>
          <table:table-cell table:formula="of:=[.F34]+[.E35]" office:value-type="float" office:value="1852" calcext:value-type="float">
            <text:p>1852</text:p>
          </table:table-cell>
          <table:table-cell table:style-name="Default"/>
          <table:table-cell table:formula="of:=[.H34]+[.G35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35]+[.K35]+[.L35]" office:value-type="currency" office:currency="USD" office:value="0" calcext:value-type="currency">
            <text:p>$0,00</text:p>
          </table:table-cell>
          <table:table-cell table:style-name="ce13" table:formula="of:=[.N34]+[.M35]" office:value-type="currency" office:currency="USD" office:value="1484.0904" calcext:value-type="currency">
            <text:p>$1 484,09</text:p>
          </table:table-cell>
          <table:table-cell table:style-name="ce22" table:formula="of:=[.A35]*budgetjour-[.N35]" office:value-type="currency" office:currency="USD" office:value="215.9096" calcext:value-type="currency">
            <text:p>$215,9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23" table:formula="of:=[.D35]" office:value-type="float" office:value="0" calcext:value-type="float">
            <text:p>0</text:p>
          </table:table-cell>
          <table:table-cell table:number-columns-repeated="2"/>
          <table:table-cell table:formula="of:=[.F35]+[.E36]" office:value-type="float" office:value="1852" calcext:value-type="float">
            <text:p>1852</text:p>
          </table:table-cell>
          <table:table-cell table:style-name="Default"/>
          <table:table-cell table:formula="of:=[.H35]+[.G36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36]+[.K36]+[.L36]" office:value-type="currency" office:currency="USD" office:value="0" calcext:value-type="currency">
            <text:p>$0,00</text:p>
          </table:table-cell>
          <table:table-cell table:style-name="ce13" table:formula="of:=[.N35]+[.M36]" office:value-type="currency" office:currency="USD" office:value="1484.0904" calcext:value-type="currency">
            <text:p>$1 484,09</text:p>
          </table:table-cell>
          <table:table-cell table:style-name="ce22" table:formula="of:=[.A36]*budgetjour-[.N36]" office:value-type="currency" office:currency="USD" office:value="265.9096" calcext:value-type="currency">
            <text:p>$265,9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23" table:formula="of:=[.D36]" office:value-type="float" office:value="0" calcext:value-type="float">
            <text:p>0</text:p>
          </table:table-cell>
          <table:table-cell table:number-columns-repeated="2"/>
          <table:table-cell table:formula="of:=[.F36]+[.E37]" office:value-type="float" office:value="1852" calcext:value-type="float">
            <text:p>1852</text:p>
          </table:table-cell>
          <table:table-cell table:style-name="Default"/>
          <table:table-cell table:formula="of:=[.H36]+[.G37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37]+[.K37]+[.L37]" office:value-type="currency" office:currency="USD" office:value="0" calcext:value-type="currency">
            <text:p>$0,00</text:p>
          </table:table-cell>
          <table:table-cell table:style-name="ce13" table:formula="of:=[.N36]+[.M37]" office:value-type="currency" office:currency="USD" office:value="1484.0904" calcext:value-type="currency">
            <text:p>$1 484,09</text:p>
          </table:table-cell>
          <table:table-cell table:style-name="ce22" table:formula="of:=[.A37]*budgetjour-[.N37]" office:value-type="currency" office:currency="USD" office:value="315.9096" calcext:value-type="currency">
            <text:p>$315,9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23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1852" calcext:value-type="float">
            <text:p>1852</text:p>
          </table:table-cell>
          <table:table-cell table:style-name="Default"/>
          <table:table-cell table:formula="of:=[.H37]+[.G38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38]+[.K38]+[.L38]" office:value-type="currency" office:currency="USD" office:value="0" calcext:value-type="currency">
            <text:p>$0,00</text:p>
          </table:table-cell>
          <table:table-cell table:style-name="ce13" table:formula="of:=[.N37]+[.M38]" office:value-type="currency" office:currency="USD" office:value="1484.0904" calcext:value-type="currency">
            <text:p>$1 484,09</text:p>
          </table:table-cell>
          <table:table-cell table:style-name="ce22" table:formula="of:=[.A38]*budgetjour-[.N38]" office:value-type="currency" office:currency="USD" office:value="365.9096" calcext:value-type="currency">
            <text:p>$365,9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23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1852" calcext:value-type="float">
            <text:p>1852</text:p>
          </table:table-cell>
          <table:table-cell table:style-name="Default"/>
          <table:table-cell table:formula="of:=[.H38]+[.G39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39]+[.K39]+[.L39]" office:value-type="currency" office:currency="USD" office:value="0" calcext:value-type="currency">
            <text:p>$0,00</text:p>
          </table:table-cell>
          <table:table-cell table:style-name="ce13" table:formula="of:=[.N38]+[.M39]" office:value-type="currency" office:currency="USD" office:value="1484.0904" calcext:value-type="currency">
            <text:p>$1 484,09</text:p>
          </table:table-cell>
          <table:table-cell table:style-name="ce22" table:formula="of:=[.A39]*budgetjour-[.N39]" office:value-type="currency" office:currency="USD" office:value="415.9096" calcext:value-type="currency">
            <text:p>$415,9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23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1852" calcext:value-type="float">
            <text:p>1852</text:p>
          </table:table-cell>
          <table:table-cell table:style-name="Default"/>
          <table:table-cell table:formula="of:=[.H39]+[.G40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40]+[.K40]+[.L40]" office:value-type="currency" office:currency="USD" office:value="0" calcext:value-type="currency">
            <text:p>$0,00</text:p>
          </table:table-cell>
          <table:table-cell table:style-name="ce13" table:formula="of:=[.N39]+[.M40]" office:value-type="currency" office:currency="USD" office:value="1484.0904" calcext:value-type="currency">
            <text:p>$1 484,09</text:p>
          </table:table-cell>
          <table:table-cell table:style-name="ce22" table:formula="of:=[.A40]*budgetjour-[.N40]" office:value-type="currency" office:currency="USD" office:value="465.9096" calcext:value-type="currency">
            <text:p>$465,9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number-columns-repeated="3"/>
          <table:table-cell table:formula="of:=[.F40]+[.E41]" office:value-type="float" office:value="1852" calcext:value-type="float">
            <text:p>1852</text:p>
          </table:table-cell>
          <table:table-cell table:style-name="Default"/>
          <table:table-cell table:formula="of:=[.H40]+[.G41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41]+[.K41]+[.L41]" office:value-type="currency" office:currency="USD" office:value="0" calcext:value-type="currency">
            <text:p>$0,00</text:p>
          </table:table-cell>
          <table:table-cell table:style-name="ce13" table:formula="of:=[.N40]+[.M41]" office:value-type="currency" office:currency="USD" office:value="1484.0904" calcext:value-type="currency">
            <text:p>$1 484,09</text:p>
          </table:table-cell>
          <table:table-cell table:style-name="ce22" table:formula="of:=[.A41]*budgetjour-[.N41]" office:value-type="currency" office:currency="USD" office:value="515.9096" calcext:value-type="currency">
            <text:p>$515,9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23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1852" calcext:value-type="float">
            <text:p>1852</text:p>
          </table:table-cell>
          <table:table-cell table:style-name="Default"/>
          <table:table-cell table:formula="of:=[.H41]+[.G42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1484.0904" calcext:value-type="currency">
            <text:p>$1 484,09</text:p>
          </table:table-cell>
          <table:table-cell table:style-name="ce22" table:formula="of:=[.A42]*budgetjour-[.N42]" office:value-type="currency" office:currency="USD" office:value="565.9096" calcext:value-type="currency">
            <text:p>$565,9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23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1852" calcext:value-type="float">
            <text:p>1852</text:p>
          </table:table-cell>
          <table:table-cell table:style-name="Default"/>
          <table:table-cell table:formula="of:=[.H42]+[.G43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1484.0904" calcext:value-type="currency">
            <text:p>$1 484,09</text:p>
          </table:table-cell>
          <table:table-cell table:style-name="ce22" table:formula="of:=[.A43]*budgetjour-[.N43]" office:value-type="currency" office:currency="USD" office:value="615.9096" calcext:value-type="currency">
            <text:p>$615,9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23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1852" calcext:value-type="float">
            <text:p>1852</text:p>
          </table:table-cell>
          <table:table-cell table:style-name="Default"/>
          <table:table-cell table:formula="of:=[.H43]+[.G44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1484.0904" calcext:value-type="currency">
            <text:p>$1 484,09</text:p>
          </table:table-cell>
          <table:table-cell table:style-name="ce22" table:formula="of:=[.A44]*budgetjour-[.N44]" office:value-type="currency" office:currency="USD" office:value="665.9096" calcext:value-type="currency">
            <text:p>$665,91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23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1852" calcext:value-type="float">
            <text:p>1852</text:p>
          </table:table-cell>
          <table:table-cell table:style-name="Default"/>
          <table:table-cell table:formula="of:=[.H44]+[.G45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1484.0904" calcext:value-type="currency">
            <text:p>$1 484,09</text:p>
          </table:table-cell>
          <table:table-cell table:style-name="ce22" table:formula="of:=[.A45]*budgetjour-[.N45]" office:value-type="currency" office:currency="USD" office:value="715.9096" calcext:value-type="currency">
            <text:p>$715,91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23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1852" calcext:value-type="float">
            <text:p>1852</text:p>
          </table:table-cell>
          <table:table-cell table:style-name="Default"/>
          <table:table-cell table:formula="of:=[.H45]+[.G46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1484.0904" calcext:value-type="currency">
            <text:p>$1 484,09</text:p>
          </table:table-cell>
          <table:table-cell table:style-name="ce22" table:formula="of:=[.A46]*budgetjour-[.N46]" office:value-type="currency" office:currency="USD" office:value="765.9096" calcext:value-type="currency">
            <text:p>$765,91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23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1852" calcext:value-type="float">
            <text:p>1852</text:p>
          </table:table-cell>
          <table:table-cell table:style-name="Default"/>
          <table:table-cell table:formula="of:=[.H46]+[.G47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1484.0904" calcext:value-type="currency">
            <text:p>$1 484,09</text:p>
          </table:table-cell>
          <table:table-cell table:style-name="ce22" table:formula="of:=[.A47]*budgetjour-[.N47]" office:value-type="currency" office:currency="USD" office:value="815.9096" calcext:value-type="currency">
            <text:p>$815,91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23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1852" calcext:value-type="float">
            <text:p>1852</text:p>
          </table:table-cell>
          <table:table-cell table:style-name="Default"/>
          <table:table-cell table:formula="of:=[.H47]+[.G48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1484.0904" calcext:value-type="currency">
            <text:p>$1 484,09</text:p>
          </table:table-cell>
          <table:table-cell table:style-name="ce22" table:formula="of:=[.A48]*budgetjour-[.N48]" office:value-type="currency" office:currency="USD" office:value="865.9096" calcext:value-type="currency">
            <text:p>$865,91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23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1852" calcext:value-type="float">
            <text:p>1852</text:p>
          </table:table-cell>
          <table:table-cell table:style-name="Default"/>
          <table:table-cell table:formula="of:=[.H48]+[.G49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1484.0904" calcext:value-type="currency">
            <text:p>$1 484,09</text:p>
          </table:table-cell>
          <table:table-cell table:style-name="ce22" table:formula="of:=[.A49]*budgetjour-[.N49]" office:value-type="currency" office:currency="USD" office:value="915.9096" calcext:value-type="currency">
            <text:p>$915,91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23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1852" calcext:value-type="float">
            <text:p>1852</text:p>
          </table:table-cell>
          <table:table-cell table:style-name="Default"/>
          <table:table-cell table:formula="of:=[.H49]+[.G50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1484.0904" calcext:value-type="currency">
            <text:p>$1 484,09</text:p>
          </table:table-cell>
          <table:table-cell table:style-name="ce22" table:formula="of:=[.A50]*budgetjour-[.N50]" office:value-type="currency" office:currency="USD" office:value="965.9096" calcext:value-type="currency">
            <text:p>$965,91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23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1852" calcext:value-type="float">
            <text:p>1852</text:p>
          </table:table-cell>
          <table:table-cell table:style-name="Default"/>
          <table:table-cell table:formula="of:=[.H50]+[.G51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1484.0904" calcext:value-type="currency">
            <text:p>$1 484,09</text:p>
          </table:table-cell>
          <table:table-cell table:style-name="ce22" table:formula="of:=[.A51]*budgetjour-[.N51]" office:value-type="currency" office:currency="USD" office:value="1015.9096" calcext:value-type="currency">
            <text:p>$1 015,91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23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1852" calcext:value-type="float">
            <text:p>1852</text:p>
          </table:table-cell>
          <table:table-cell table:style-name="Default"/>
          <table:table-cell table:formula="of:=[.H51]+[.G52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1484.0904" calcext:value-type="currency">
            <text:p>$1 484,09</text:p>
          </table:table-cell>
          <table:table-cell table:style-name="ce22" table:formula="of:=[.A52]*budgetjour-[.N52]" office:value-type="currency" office:currency="USD" office:value="1065.9096" calcext:value-type="currency">
            <text:p>$1 065,91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23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1852" calcext:value-type="float">
            <text:p>1852</text:p>
          </table:table-cell>
          <table:table-cell table:style-name="Default"/>
          <table:table-cell table:formula="of:=[.H52]+[.G53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1484.0904" calcext:value-type="currency">
            <text:p>$1 484,09</text:p>
          </table:table-cell>
          <table:table-cell table:style-name="ce22" table:formula="of:=[.A53]*budgetjour-[.N53]" office:value-type="currency" office:currency="USD" office:value="1115.9096" calcext:value-type="currency">
            <text:p>$1 115,91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23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1852" calcext:value-type="float">
            <text:p>1852</text:p>
          </table:table-cell>
          <table:table-cell table:style-name="Default"/>
          <table:table-cell table:formula="of:=[.H53]+[.G54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1484.0904" calcext:value-type="currency">
            <text:p>$1 484,09</text:p>
          </table:table-cell>
          <table:table-cell table:style-name="ce22" table:formula="of:=[.A54]*budgetjour-[.N54]" office:value-type="currency" office:currency="USD" office:value="1165.9096" calcext:value-type="currency">
            <text:p>$1 165,91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23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1852" calcext:value-type="float">
            <text:p>1852</text:p>
          </table:table-cell>
          <table:table-cell table:style-name="Default"/>
          <table:table-cell table:formula="of:=[.H54]+[.G55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1484.0904" calcext:value-type="currency">
            <text:p>$1 484,09</text:p>
          </table:table-cell>
          <table:table-cell table:style-name="ce22" table:formula="of:=[.A55]*budgetjour-[.N55]" office:value-type="currency" office:currency="USD" office:value="1215.9096" calcext:value-type="currency">
            <text:p>$1 215,91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23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1852" calcext:value-type="float">
            <text:p>1852</text:p>
          </table:table-cell>
          <table:table-cell table:style-name="Default"/>
          <table:table-cell table:formula="of:=[.H55]+[.G56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1484.0904" calcext:value-type="currency">
            <text:p>$1 484,09</text:p>
          </table:table-cell>
          <table:table-cell table:style-name="ce22" table:formula="of:=[.A56]*budgetjour-[.N56]" office:value-type="currency" office:currency="USD" office:value="1265.9096" calcext:value-type="currency">
            <text:p>$1 265,91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23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1852" calcext:value-type="float">
            <text:p>1852</text:p>
          </table:table-cell>
          <table:table-cell table:style-name="Default"/>
          <table:table-cell table:formula="of:=[.H56]+[.G57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1484.0904" calcext:value-type="currency">
            <text:p>$1 484,09</text:p>
          </table:table-cell>
          <table:table-cell table:style-name="ce22" table:formula="of:=[.A57]*budgetjour-[.N57]" office:value-type="currency" office:currency="USD" office:value="1315.9096" calcext:value-type="currency">
            <text:p>$1 315,91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23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1852" calcext:value-type="float">
            <text:p>1852</text:p>
          </table:table-cell>
          <table:table-cell table:style-name="Default"/>
          <table:table-cell table:formula="of:=[.H57]+[.G58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1484.0904" calcext:value-type="currency">
            <text:p>$1 484,09</text:p>
          </table:table-cell>
          <table:table-cell table:style-name="ce22" table:formula="of:=[.A58]*budgetjour-[.N58]" office:value-type="currency" office:currency="USD" office:value="1365.9096" calcext:value-type="currency">
            <text:p>$1 365,91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23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1852" calcext:value-type="float">
            <text:p>1852</text:p>
          </table:table-cell>
          <table:table-cell table:style-name="Default"/>
          <table:table-cell table:formula="of:=[.H58]+[.G59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1484.0904" calcext:value-type="currency">
            <text:p>$1 484,09</text:p>
          </table:table-cell>
          <table:table-cell table:style-name="ce22" table:formula="of:=[.A59]*budgetjour-[.N59]" office:value-type="currency" office:currency="USD" office:value="1415.9096" calcext:value-type="currency">
            <text:p>$1 415,91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23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1852" calcext:value-type="float">
            <text:p>1852</text:p>
          </table:table-cell>
          <table:table-cell table:style-name="Default"/>
          <table:table-cell table:formula="of:=[.H59]+[.G60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1484.0904" calcext:value-type="currency">
            <text:p>$1 484,09</text:p>
          </table:table-cell>
          <table:table-cell table:style-name="ce22" table:formula="of:=[.A60]*budgetjour-[.N60]" office:value-type="currency" office:currency="USD" office:value="1465.9096" calcext:value-type="currency">
            <text:p>$1 465,91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23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1852" calcext:value-type="float">
            <text:p>1852</text:p>
          </table:table-cell>
          <table:table-cell table:style-name="Default"/>
          <table:table-cell table:formula="of:=[.H60]+[.G61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1484.0904" calcext:value-type="currency">
            <text:p>$1 484,09</text:p>
          </table:table-cell>
          <table:table-cell table:style-name="ce22" table:formula="of:=[.A61]*budgetjour-[.N61]" office:value-type="currency" office:currency="USD" office:value="1515.9096" calcext:value-type="currency">
            <text:p>$1 515,91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23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1852" calcext:value-type="float">
            <text:p>1852</text:p>
          </table:table-cell>
          <table:table-cell table:style-name="Default"/>
          <table:table-cell table:formula="of:=[.H61]+[.G62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1484.0904" calcext:value-type="currency">
            <text:p>$1 484,09</text:p>
          </table:table-cell>
          <table:table-cell table:style-name="ce22" table:formula="of:=[.A62]*budgetjour-[.N62]" office:value-type="currency" office:currency="USD" office:value="1565.9096" calcext:value-type="currency">
            <text:p>$1 565,91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23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1852" calcext:value-type="float">
            <text:p>1852</text:p>
          </table:table-cell>
          <table:table-cell table:style-name="Default"/>
          <table:table-cell table:formula="of:=[.H62]+[.G63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1484.0904" calcext:value-type="currency">
            <text:p>$1 484,09</text:p>
          </table:table-cell>
          <table:table-cell table:style-name="ce22" table:formula="of:=[.A63]*budgetjour-[.N63]" office:value-type="currency" office:currency="USD" office:value="1615.9096" calcext:value-type="currency">
            <text:p>$1 615,91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23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1852" calcext:value-type="float">
            <text:p>1852</text:p>
          </table:table-cell>
          <table:table-cell table:style-name="Default"/>
          <table:table-cell table:formula="of:=[.H63]+[.G64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1484.0904" calcext:value-type="currency">
            <text:p>$1 484,09</text:p>
          </table:table-cell>
          <table:table-cell table:style-name="ce22" table:formula="of:=[.A64]*budgetjour-[.N64]" office:value-type="currency" office:currency="USD" office:value="1665.9096" calcext:value-type="currency">
            <text:p>$1 665,91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23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1852" calcext:value-type="float">
            <text:p>1852</text:p>
          </table:table-cell>
          <table:table-cell table:style-name="Default"/>
          <table:table-cell table:formula="of:=[.H64]+[.G65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1484.0904" calcext:value-type="currency">
            <text:p>$1 484,09</text:p>
          </table:table-cell>
          <table:table-cell table:style-name="ce22" table:formula="of:=[.A65]*budgetjour-[.N65]" office:value-type="currency" office:currency="USD" office:value="1715.9096" calcext:value-type="currency">
            <text:p>$1 715,91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1852" calcext:value-type="float">
            <text:p>1852</text:p>
          </table:table-cell>
          <table:table-cell table:style-name="Default"/>
          <table:table-cell table:formula="of:=[.H65]+[.G66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1484.0904" calcext:value-type="currency">
            <text:p>$1 484,09</text:p>
          </table:table-cell>
          <table:table-cell table:style-name="ce22" table:formula="of:=[.A66]*budgetjour-[.N66]" office:value-type="currency" office:currency="USD" office:value="1765.9096" calcext:value-type="currency">
            <text:p>$1 765,91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1852" calcext:value-type="float">
            <text:p>1852</text:p>
          </table:table-cell>
          <table:table-cell table:style-name="Default"/>
          <table:table-cell table:formula="of:=[.H66]+[.G67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1484.0904" calcext:value-type="currency">
            <text:p>$1 484,09</text:p>
          </table:table-cell>
          <table:table-cell table:style-name="ce22" table:formula="of:=[.A67]*budgetjour-[.N67]" office:value-type="currency" office:currency="USD" office:value="1815.9096" calcext:value-type="currency">
            <text:p>$1 815,91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1852" calcext:value-type="float">
            <text:p>1852</text:p>
          </table:table-cell>
          <table:table-cell table:style-name="Default"/>
          <table:table-cell table:formula="of:=[.H67]+[.G68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1484.0904" calcext:value-type="currency">
            <text:p>$1 484,09</text:p>
          </table:table-cell>
          <table:table-cell table:style-name="ce22" table:formula="of:=[.A68]*budgetjour-[.N68]" office:value-type="currency" office:currency="USD" office:value="1865.9096" calcext:value-type="currency">
            <text:p>$1 865,91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1852" calcext:value-type="float">
            <text:p>1852</text:p>
          </table:table-cell>
          <table:table-cell table:style-name="Default"/>
          <table:table-cell table:formula="of:=[.H68]+[.G69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1484.0904" calcext:value-type="currency">
            <text:p>$1 484,09</text:p>
          </table:table-cell>
          <table:table-cell table:style-name="ce22" table:formula="of:=[.A69]*budgetjour-[.N69]" office:value-type="currency" office:currency="USD" office:value="1915.9096" calcext:value-type="currency">
            <text:p>$1 915,91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1852" calcext:value-type="float">
            <text:p>1852</text:p>
          </table:table-cell>
          <table:table-cell table:style-name="Default"/>
          <table:table-cell table:formula="of:=[.H69]+[.G70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1484.0904" calcext:value-type="currency">
            <text:p>$1 484,09</text:p>
          </table:table-cell>
          <table:table-cell table:style-name="ce22" table:formula="of:=[.A70]*budgetjour-[.N70]" office:value-type="currency" office:currency="USD" office:value="1965.9096" calcext:value-type="currency">
            <text:p>$1 965,91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1852" calcext:value-type="float">
            <text:p>1852</text:p>
          </table:table-cell>
          <table:table-cell table:style-name="Default"/>
          <table:table-cell table:formula="of:=[.H70]+[.G71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1484.0904" calcext:value-type="currency">
            <text:p>$1 484,09</text:p>
          </table:table-cell>
          <table:table-cell table:style-name="ce22" table:formula="of:=[.A71]*budgetjour-[.N71]" office:value-type="currency" office:currency="USD" office:value="2015.9096" calcext:value-type="currency">
            <text:p>$2 015,91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1852" calcext:value-type="float">
            <text:p>1852</text:p>
          </table:table-cell>
          <table:table-cell table:style-name="Default"/>
          <table:table-cell table:formula="of:=[.H71]+[.G72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1484.0904" calcext:value-type="currency">
            <text:p>$1 484,09</text:p>
          </table:table-cell>
          <table:table-cell table:style-name="ce22" table:formula="of:=[.A72]*budgetjour-[.N72]" office:value-type="currency" office:currency="USD" office:value="2065.9096" calcext:value-type="currency">
            <text:p>$2 065,91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1852" calcext:value-type="float">
            <text:p>1852</text:p>
          </table:table-cell>
          <table:table-cell table:style-name="Default"/>
          <table:table-cell table:formula="of:=[.H72]+[.G73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1484.0904" calcext:value-type="currency">
            <text:p>$1 484,09</text:p>
          </table:table-cell>
          <table:table-cell table:style-name="ce22" table:formula="of:=[.A73]*budgetjour-[.N73]" office:value-type="currency" office:currency="USD" office:value="2115.9096" calcext:value-type="currency">
            <text:p>$2 115,91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1852" calcext:value-type="float">
            <text:p>1852</text:p>
          </table:table-cell>
          <table:table-cell table:style-name="Default"/>
          <table:table-cell table:formula="of:=[.H73]+[.G74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1484.0904" calcext:value-type="currency">
            <text:p>$1 484,09</text:p>
          </table:table-cell>
          <table:table-cell table:style-name="ce22" table:formula="of:=[.A74]*budgetjour-[.N74]" office:value-type="currency" office:currency="USD" office:value="2165.9096" calcext:value-type="currency">
            <text:p>$2 165,91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1852" calcext:value-type="float">
            <text:p>1852</text:p>
          </table:table-cell>
          <table:table-cell table:style-name="Default"/>
          <table:table-cell table:formula="of:=[.H74]+[.G75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1484.0904" calcext:value-type="currency">
            <text:p>$1 484,09</text:p>
          </table:table-cell>
          <table:table-cell table:style-name="ce22" table:formula="of:=[.A75]*budgetjour-[.N75]" office:value-type="currency" office:currency="USD" office:value="2215.9096" calcext:value-type="currency">
            <text:p>$2 215,91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1852" calcext:value-type="float">
            <text:p>1852</text:p>
          </table:table-cell>
          <table:table-cell table:style-name="Default"/>
          <table:table-cell table:formula="of:=[.H75]+[.G76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1484.0904" calcext:value-type="currency">
            <text:p>$1 484,09</text:p>
          </table:table-cell>
          <table:table-cell table:style-name="ce22" table:formula="of:=[.A76]*budgetjour-[.N76]" office:value-type="currency" office:currency="USD" office:value="2265.9096" calcext:value-type="currency">
            <text:p>$2 265,91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1852" calcext:value-type="float">
            <text:p>1852</text:p>
          </table:table-cell>
          <table:table-cell table:style-name="Default"/>
          <table:table-cell table:formula="of:=[.H76]+[.G77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1484.0904" calcext:value-type="currency">
            <text:p>$1 484,09</text:p>
          </table:table-cell>
          <table:table-cell table:style-name="ce22" table:formula="of:=[.A77]*budgetjour-[.N77]" office:value-type="currency" office:currency="USD" office:value="2315.9096" calcext:value-type="currency">
            <text:p>$2 315,91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1852" calcext:value-type="float">
            <text:p>1852</text:p>
          </table:table-cell>
          <table:table-cell table:style-name="Default"/>
          <table:table-cell table:formula="of:=[.H77]+[.G78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1484.0904" calcext:value-type="currency">
            <text:p>$1 484,09</text:p>
          </table:table-cell>
          <table:table-cell table:style-name="ce22" table:formula="of:=[.A78]*budgetjour-[.N78]" office:value-type="currency" office:currency="USD" office:value="2365.9096" calcext:value-type="currency">
            <text:p>$2 365,91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1852" calcext:value-type="float">
            <text:p>1852</text:p>
          </table:table-cell>
          <table:table-cell table:style-name="Default"/>
          <table:table-cell table:formula="of:=[.H78]+[.G79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1484.0904" calcext:value-type="currency">
            <text:p>$1 484,09</text:p>
          </table:table-cell>
          <table:table-cell table:style-name="ce22" table:formula="of:=[.A79]*budgetjour-[.N79]" office:value-type="currency" office:currency="USD" office:value="2415.9096" calcext:value-type="currency">
            <text:p>$2 415,91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1852" calcext:value-type="float">
            <text:p>1852</text:p>
          </table:table-cell>
          <table:table-cell table:style-name="Default"/>
          <table:table-cell table:formula="of:=[.H79]+[.G80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1484.0904" calcext:value-type="currency">
            <text:p>$1 484,09</text:p>
          </table:table-cell>
          <table:table-cell table:style-name="ce22" table:formula="of:=[.A80]*budgetjour-[.N80]" office:value-type="currency" office:currency="USD" office:value="2465.9096" calcext:value-type="currency">
            <text:p>$2 465,91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1852" calcext:value-type="float">
            <text:p>1852</text:p>
          </table:table-cell>
          <table:table-cell table:style-name="Default"/>
          <table:table-cell table:formula="of:=[.H80]+[.G81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1484.0904" calcext:value-type="currency">
            <text:p>$1 484,09</text:p>
          </table:table-cell>
          <table:table-cell table:style-name="ce22" table:formula="of:=[.A81]*budgetjour-[.N81]" office:value-type="currency" office:currency="USD" office:value="2515.9096" calcext:value-type="currency">
            <text:p>$2 515,91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1852" calcext:value-type="float">
            <text:p>1852</text:p>
          </table:table-cell>
          <table:table-cell table:style-name="Default"/>
          <table:table-cell table:formula="of:=[.H81]+[.G82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1484.0904" calcext:value-type="currency">
            <text:p>$1 484,09</text:p>
          </table:table-cell>
          <table:table-cell table:style-name="ce22" table:formula="of:=[.A82]*budgetjour-[.N82]" office:value-type="currency" office:currency="USD" office:value="2565.9096" calcext:value-type="currency">
            <text:p>$2 565,91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1852" calcext:value-type="float">
            <text:p>1852</text:p>
          </table:table-cell>
          <table:table-cell table:style-name="Default"/>
          <table:table-cell table:formula="of:=[.H82]+[.G83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1484.0904" calcext:value-type="currency">
            <text:p>$1 484,09</text:p>
          </table:table-cell>
          <table:table-cell table:style-name="ce22" table:formula="of:=[.A83]*budgetjour-[.N83]" office:value-type="currency" office:currency="USD" office:value="2615.9096" calcext:value-type="currency">
            <text:p>$2 615,91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1852" calcext:value-type="float">
            <text:p>1852</text:p>
          </table:table-cell>
          <table:table-cell table:style-name="Default"/>
          <table:table-cell table:formula="of:=[.H83]+[.G84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1484.0904" calcext:value-type="currency">
            <text:p>$1 484,09</text:p>
          </table:table-cell>
          <table:table-cell table:style-name="ce22" table:formula="of:=[.A84]*budgetjour-[.N84]" office:value-type="currency" office:currency="USD" office:value="2665.9096" calcext:value-type="currency">
            <text:p>$2 665,91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1852" calcext:value-type="float">
            <text:p>1852</text:p>
          </table:table-cell>
          <table:table-cell table:style-name="Default"/>
          <table:table-cell table:formula="of:=[.H84]+[.G85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1484.0904" calcext:value-type="currency">
            <text:p>$1 484,09</text:p>
          </table:table-cell>
          <table:table-cell table:style-name="ce22" table:formula="of:=[.A85]*budgetjour-[.N85]" office:value-type="currency" office:currency="USD" office:value="2715.9096" calcext:value-type="currency">
            <text:p>$2 715,91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1852" calcext:value-type="float">
            <text:p>1852</text:p>
          </table:table-cell>
          <table:table-cell table:style-name="Default"/>
          <table:table-cell table:formula="of:=[.H85]+[.G86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1484.0904" calcext:value-type="currency">
            <text:p>$1 484,09</text:p>
          </table:table-cell>
          <table:table-cell table:style-name="ce22" table:formula="of:=[.A86]*budgetjour-[.N86]" office:value-type="currency" office:currency="USD" office:value="2765.9096" calcext:value-type="currency">
            <text:p>$2 765,91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1852" calcext:value-type="float">
            <text:p>1852</text:p>
          </table:table-cell>
          <table:table-cell table:style-name="Default"/>
          <table:table-cell table:formula="of:=[.H86]+[.G87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1484.0904" calcext:value-type="currency">
            <text:p>$1 484,09</text:p>
          </table:table-cell>
          <table:table-cell table:style-name="ce22" table:formula="of:=[.A87]*budgetjour-[.N87]" office:value-type="currency" office:currency="USD" office:value="2815.9096" calcext:value-type="currency">
            <text:p>$2 815,91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1852" calcext:value-type="float">
            <text:p>1852</text:p>
          </table:table-cell>
          <table:table-cell table:style-name="Default"/>
          <table:table-cell table:formula="of:=[.H87]+[.G88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1484.0904" calcext:value-type="currency">
            <text:p>$1 484,09</text:p>
          </table:table-cell>
          <table:table-cell table:style-name="ce22" table:formula="of:=[.A88]*budgetjour-[.N88]" office:value-type="currency" office:currency="USD" office:value="2865.9096" calcext:value-type="currency">
            <text:p>$2 865,91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1852" calcext:value-type="float">
            <text:p>1852</text:p>
          </table:table-cell>
          <table:table-cell table:style-name="Default"/>
          <table:table-cell table:formula="of:=[.H88]+[.G89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1484.0904" calcext:value-type="currency">
            <text:p>$1 484,09</text:p>
          </table:table-cell>
          <table:table-cell table:style-name="ce22" table:formula="of:=[.A89]*budgetjour-[.N89]" office:value-type="currency" office:currency="USD" office:value="2915.9096" calcext:value-type="currency">
            <text:p>$2 915,91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2-05-23" calcext:value-type="date">
            <text:p>lun. 23 mai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1852" calcext:value-type="float">
            <text:p>1852</text:p>
          </table:table-cell>
          <table:table-cell table:style-name="Default"/>
          <table:table-cell table:formula="of:=[.H89]+[.G90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1484.0904" calcext:value-type="currency">
            <text:p>$1 484,09</text:p>
          </table:table-cell>
          <table:table-cell table:style-name="ce22" table:formula="of:=[.A90]*budgetjour-[.N90]" office:value-type="currency" office:currency="USD" office:value="2965.9096" calcext:value-type="currency">
            <text:p>$2 965,91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2-05-24" calcext:value-type="date">
            <text:p>mar. 24 mai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1852" calcext:value-type="float">
            <text:p>1852</text:p>
          </table:table-cell>
          <table:table-cell table:style-name="Default"/>
          <table:table-cell table:formula="of:=[.H90]+[.G91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1484.0904" calcext:value-type="currency">
            <text:p>$1 484,09</text:p>
          </table:table-cell>
          <table:table-cell table:style-name="ce22" table:formula="of:=[.A91]*budgetjour-[.N91]" office:value-type="currency" office:currency="USD" office:value="3015.9096" calcext:value-type="currency">
            <text:p>$3 015,91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2-05-25" calcext:value-type="date">
            <text:p>mer. 25 mai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1852" calcext:value-type="float">
            <text:p>1852</text:p>
          </table:table-cell>
          <table:table-cell table:style-name="Default"/>
          <table:table-cell table:formula="of:=[.H91]+[.G92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1484.0904" calcext:value-type="currency">
            <text:p>$1 484,09</text:p>
          </table:table-cell>
          <table:table-cell table:style-name="ce22" table:formula="of:=[.A92]*budgetjour-[.N92]" office:value-type="currency" office:currency="USD" office:value="3065.9096" calcext:value-type="currency">
            <text:p>$3 065,91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2-05-26" calcext:value-type="date">
            <text:p>jeu. 26 mai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1852" calcext:value-type="float">
            <text:p>1852</text:p>
          </table:table-cell>
          <table:table-cell table:style-name="Default"/>
          <table:table-cell table:formula="of:=[.H92]+[.G93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1484.0904" calcext:value-type="currency">
            <text:p>$1 484,09</text:p>
          </table:table-cell>
          <table:table-cell table:style-name="ce22" table:formula="of:=[.A93]*budgetjour-[.N93]" office:value-type="currency" office:currency="USD" office:value="3115.9096" calcext:value-type="currency">
            <text:p>$3 115,91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2-05-27" calcext:value-type="date">
            <text:p>ven. 27 mai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1852" calcext:value-type="float">
            <text:p>1852</text:p>
          </table:table-cell>
          <table:table-cell table:style-name="Default"/>
          <table:table-cell table:formula="of:=[.H93]+[.G94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1484.0904" calcext:value-type="currency">
            <text:p>$1 484,09</text:p>
          </table:table-cell>
          <table:table-cell table:style-name="ce22" table:formula="of:=[.A94]*budgetjour-[.N94]" office:value-type="currency" office:currency="USD" office:value="3165.9096" calcext:value-type="currency">
            <text:p>$3 165,91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2-05-28" calcext:value-type="date">
            <text:p>sam. 28 mai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1852" calcext:value-type="float">
            <text:p>1852</text:p>
          </table:table-cell>
          <table:table-cell table:style-name="Default"/>
          <table:table-cell table:formula="of:=[.H94]+[.G95]" office:value-type="float" office:value="4287" calcext:value-type="float">
            <text:p>4287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1484.0904" calcext:value-type="currency">
            <text:p>$1 484,09</text:p>
          </table:table-cell>
          <table:table-cell table:style-name="ce22" table:formula="of:=[.A95]*budgetjour-[.N95]" office:value-type="currency" office:currency="USD" office:value="3215.9096" calcext:value-type="currency">
            <text:p>$3 215,91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>
        <office:forms form:automatic-focus="false" form:apply-design-mode="false"/>
        <table:table-column table:style-name="co18" table:default-cell-style-name="ce23"/>
        <table:table-column table:style-name="co17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row table:style-name="ro2"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B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B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B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B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B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B6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B7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/>
        </table:table-row>
        <table:table-row table:style-name="ro2">
          <table:table-cell table:formula="of:=[.B8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B9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B10]" office:value-type="string" office:string-value="round top." calcext:value-type="string">
            <text:p>round top.</text:p>
          </table:table-cell>
          <table:table-cell office:value-type="string" calcext:value-type="string">
            <text:p>bastro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B11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B12]" office:value-type="string" office:string-value="Austin" calcext:value-type="string">
            <text:p>Austin</text:p>
          </table:table-cell>
          <table:table-cell/>
          <table:table-cell table:formula="of:=SUM([.C1:.C12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B1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2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2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22]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104855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20:12:07.0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4T21:15:18.052000000</dc:date>
    <meta:editing-duration>P28DT4H43M1S</meta:editing-duration>
    <meta:editing-cycles>194</meta:editing-cycles>
    <meta:generator>LibreOffice/7.3.0.3$Windows_X86_64 LibreOffice_project/0f246aa12d0eee4a0f7adcefbf7c878fc2238db3</meta:generator>
    <meta:document-statistic meta:table-count="2" meta:cell-count="1023" meta:object-count="0"/>
    <meta:user-defined meta:name="Info 1"/>
    <meta:user-defined meta:name="Info 2"/>
    <meta:user-defined meta:name="Info 3"/>
    <meta:user-defined meta:name="Info 4"/>
  </office:meta>
</office:document-meta>
</file>